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bbfe2" officeooo:paragraph-rsid="000bbfe2"/>
    </style:style>
    <style:style style:name="P2" style:family="paragraph" style:parent-style-name="Standard">
      <style:text-properties officeooo:rsid="000bbfe2" officeooo:paragraph-rsid="000bbfe2"/>
    </style:style>
    <style:style style:name="P3" style:family="paragraph" style:parent-style-name="Subtitle">
      <style:text-properties officeooo:rsid="000bbfe2" officeooo:paragraph-rsid="000bb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ERT Gauvain LAFON Romain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54:55.787000000</meta:creation-date>
    <dc:date>2018-04-09T16:03:58.019000000</dc:date>
    <meta:editing-duration>PT9M3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" meta:word-count="4" meta:character-count="27" meta:non-whitespace-character-count="24"/>
  </office:meta>
</office:document-meta>
</file>